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term_3e_">
      <style:text-properties style:use-window-font-color="true" fo:language="en" fo:country="US" fo:background-color="transparent"/>
    </style:style>
    <style:style style:name="P2" style:family="paragraph" style:parent-style-name="_3c_term_3e_">
      <style:text-properties style:use-window-font-color="true" fo:background-color="transparent"/>
    </style:style>
    <style:style style:name="P3" style:family="paragraph" style:parent-style-name="titre1">
      <style:paragraph-properties fo:text-align="center" style:justify-single-word="false"/>
      <style:text-properties officeooo:paragraph-rsid="000b0bdc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>
      <style:text-properties style:text-position="0% 100%" style:font-name="Liberation Serif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text-position="0% 100%" style:font-name="Liberation Serif" fo:font-style="italic" fo:font-weight="normal" officeooo:paragraph-rsid="000b0bdc" fo:background-color="#ffff00" style:font-style-asian="italic" style:font-weight-asian="normal" style:font-style-complex="italic" style:font-weight-complex="normal"/>
    </style:style>
    <style:style style:name="P7" style:family="paragraph" style:parent-style-name="Text_20_body">
      <style:text-properties officeooo:rsid="000b0bdc" officeooo:paragraph-rsid="000b0bdc"/>
    </style:style>
    <style:style style:name="P8" style:family="paragraph" style:parent-style-name="Text_20_body">
      <style:paragraph-properties>
        <style:drop-cap style:lines="3"/>
      </style:paragraph-properties>
      <style:text-properties officeooo:paragraph-rsid="000b0bdc"/>
    </style:style>
    <style:style style:name="P9" style:family="paragraph" style:parent-style-name="_3c_term_3e_" style:master-page-name="MP0">
      <style:paragraph-properties style:page-number="auto" fo:break-before="page"/>
      <style:text-properties style:use-window-font-color="true" fo:background-color="transparen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adb89" style:font-size-asian="14pt" style:font-size-complex="14pt"/>
    </style:style>
    <style:style style:name="T3" style:family="text">
      <style:text-properties fo:font-size="14pt" fo:font-weight="bold" officeooo:rsid="000f4839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0f4839" style:font-size-asian="14pt" style:font-weight-asian="normal" style:font-size-complex="14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officeooo:rsid="000f4839" style:font-size-asian="12pt" style:font-weight-asian="bold" style:font-size-complex="12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b0bdc" style:font-style-asian="italic" style:font-style-complex="italic"/>
    </style:style>
    <style:style style:name="T10" style:family="text">
      <style:text-properties style:text-position="0% 100%" style:font-name="Liberation Serif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0% 100%" style:font-name="Liberation Serif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12" style:family="text">
      <style:text-properties style:text-position="0% 100%" fo:font-style="normal" style:font-style-asian="normal" style:font-style-complex="normal" style:font-weight-complex="normal"/>
    </style:style>
    <style:style style:name="T13" style:family="text">
      <style:text-properties fo:font-variant="normal" fo:text-transform="none" fo:color="#222222" style:text-position="0% 100%" style:font-name="Liberation Serif" fo:font-size="10.5pt" fo:letter-spacing="normal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style:use-window-font-color="true" fo:letter-spacing="normal" fo:font-style="normal" fo:background-color="transparent" loext:char-shading-value="0" style:font-style-asian="normal" style:font-style-complex="normal"/>
    </style:style>
    <style:style style:name="T15" style:family="text">
      <style:text-properties style:use-window-font-color="true" fo:background-color="transparent" loext:char-shading-value="0"/>
    </style:style>
    <style:style style:name="T16" style:family="text">
      <style:text-properties style:use-window-font-color="true" fo:font-style="italic" fo:background-color="transparent" loext:char-shading-value="0" style:font-style-asian="italic" style:font-style-complex="italic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1428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itre : Le Tombeau de la m<text:span text:style-name="T18">e</text:span>lancholie. Ou le vray moyen de vivre ioyeux</text:p>
      <text:p text:style-name="P1">author : Anonyme</text:p>
      <text:p text:style-name="P1">publisher : Sorbonne Université LABEX OBVIL</text:p>
      <text:p text:style-name="P1">issued : 2019</text:p>
      <text:p text:style-name="P1">idno : http://http://obvil.sorbonneÑuniversite.site/corpus/faceties/cote_xiÑdÑ052</text:p>
      <text:p text:style-name="P2">source : Anonyme, Le Tombeau de la melancholie. Ou le vray moyen de vivre ioyeux. Seconde Edition, reveuë, corrigée &amp; augmentée. Par le sieur D.U.G. VÑCÑ025.</text:p>
      <text:p text:style-name="P2">created : 1573</text:p>
      <text:p text:style-name="P2">langue : moyenÑfrançais</text:p>
      <text:p text:style-name="P2">lieu : [premier lieu où se passe la narration]</text:p>
      <text:p text:style-name="_3c_term_3e_"><text:span text:style-name="T15">lieu : [deuxième lieu </text:span><text:span text:style-name="Police_20_par_20_défaut"><text:span text:style-name="T16">etc</text:span></text:span><text:span text:style-name="T15">]</text:span></text:p>
      <text:p text:style-name="P2">personnage : [premier personnage, soit nom + fonction, soit nom, soit fonction (drapière, bourgeois, curé)]</text:p>
      <text:p text:style-name="_3c_term_3e_"><text:span text:style-name="T15">personnage : [deuxième personnage, </text:span><text:span text:style-name="Police_20_par_20_défaut"><text:span text:style-name="T16">etc.</text:span></text:span><text:span text:style-name="T15">]</text:span></text:p>
      <text:p text:style-name="Text_20_body"/>
      <text:p text:style-name="P7">&lt;front&gt;</text:p>
      <text:p text:style-name="front_5f_main"><text:span text:style-name="style_5f_uc"><text:span text:style-name="T3">bonne re</text:span></text:span><text:span text:style-name="style_5f_uc"><text:span text:style-name="T7">Ñ</text:span></text:span><text:span text:style-name="style_5f_uc"><text:span text:style-name="T5"><text:line-break/>sponce a tovs</text:span></text:span></text:p>
      <text:p text:style-name="front_5f_main"><text:span text:style-name="style_5f_uc">propos,</text:span></text:p>
      <text:p text:style-name="front_5f_epigraph"><text:span text:style-name="T6">Livre fort plaisant &amp; delectable,<text:line-break/>auquel est contenu grand nomÑ<text:line-break/>bre de Prouerbes, &amp; Sentences<text:line-break/>ioyeuses, de plusieurs matieres,<text:line-break/>desquelles par honnesteté on <text:line-break/>peut vser en toute compagnie.</text:span><text:line-break/></text:p>
      <text:p text:style-name="front_5f_epigraph"><text:span text:style-name="style_5f_i">Traduit d’Italien en nostre vulÑ<text:line-break/>gaire François.</text:span></text:p>
      <text:p text:style-name="P4"/>
      <text:p text:style-name="_3c_figure_3e_">&lt;Image&gt;</text:p>
      <text:p text:style-name="P5"/>
      <text:p text:style-name="front_5f_docImprint"><text:span text:style-name="T1">A LYON,<text:line-break/>PAR BENOIST </text:span><text:span text:style-name="style_5f_uc"><text:span text:style-name="T2">rigavd</text:span></text:span><text:span text:style-name="T2">.</text:span><text:span text:style-name="T1"><text:line-break/></text:span>1573.<text:line-break/><text:span text:style-name="_3c_pb_3e_"><text:span text:style-name="T15">[f. A1v]</text:span></text:span></text:p>
      <text:p text:style-name="Text_20_body"/>
      <text:p text:style-name="P7">&lt;/front&gt;</text:p>
      <text:p text:style-name="P3">AV LECTEVR S.</text:p>
      <text:p text:style-name="P8"><text:span text:style-name="lettrine5"><text:span text:style-name="T9">C</text:span></text:span><text:span text:style-name="style_5f_uc"><text:span text:style-name="T9">o</text:span></text:span><text:span text:style-name="style_5f_sc"><text:span text:style-name="T8">mme</text:span></text:span><text:span text:style-name="T8"> tu voys que les lanÑ<text:line-break/>gues sont diuerses. Lecteur,<text:line-break/>aussi pour certain les orneÑ<text:line-break/></text:span><text:soft-page-break/><text:span text:style-name="T8">mens &amp; manieres de parler<text:line-break/>dont elles sont enrichies vaÑ<text:line-break/>rient en chacunes d’icelles : &amp; n’y a l</text:span><text:span text:style-name="T10">ãgage<text:line-break/>qui n’ayt ses menus propos &amp; prouerbes<text:line-break/>particuliers, ou propre manieres de parler,<text:line-break/></text:span><text:span text:style-name="T13">q̃</text:span><text:span text:style-name="T10"> les Grecs appellẽt phrases, les vnes plus,<text:line-break/>les autres moins elegãtes, les vnes plaisanĜ<text:line-break/>tes &amp; recreatiues, selõ la dignité &amp; préemiĜ<text:line-break/>nence de chacune langue. Et pour ne t’en<text:line-break/>faire plus long discours ie te laisse consideĜ<text:line-break/>rer le varieté des langues premieres &amp; anĜ<text:line-break/>ciennes, que ie ne puis honnestement nomĜ<text:line-break/>mer sãs grãde preface d’hõneur, à sçauoir,<text:line-break/>L’hebraique, Gre</text:span><text:span text:style-name="T13">q̃</text:span><text:span text:style-name="T10"> &amp; latine, desquelles la <text:line-break/>premiere (ainsi que par les escrits se peut<text:line-break/>apercevoir) auec grauité &amp; ponderosité exĜ<text:line-break/>primé tãt biẽ au naturel ce qu’il luy plaist,<text:line-break/>par vne toute seule lettre, declare autant,<text:line-break/>que nous en diuers mots. L’autre </text:span><text:span text:style-name="T13">q̃</text:span><text:span text:style-name="T10"> est la <text:line-break/>Grec</text:span><text:span text:style-name="T13">q̃</text:span><text:span text:style-name="T10">, est si affluante en propos, riche en <text:line-break/>paroles, abondante en diuersité de sentenÑ<text:line-break/>ce, qu’vne mesme chose se peut facilemẽt<text:line-break/>par le moyẽ d’icelle, varier &amp; desguiser en <text:line-break/>dix mil manieres, ius</text:span><text:span text:style-name="T13">q̃</text:span><text:span text:style-name="T10">s à faindre le natu</text:span><text:span text:style-name="T11">Ñ</text:span><text:span text:style-name="T10"><text:line-break/></text:span><text:span text:style-name="_3c_pb_3e_"><text:span text:style-name="T12">[f. A2r]<text:line-break/></text:span></text:span><text:span text:style-name="T10">rel &amp; voix des bestes &amp; encor le sõ de pluĜ<text:line-break/>sieurs choses inanimees, qui est cas à ouyr<text:line-break/>fort delectable. Mais à la langue Romaine<text:line-break/>ou Latine, procedante en partie de la GrecĜ<text:line-break/>que, si bien tu y consideres gueres, ou bien<text:line-break/>peu trouueras de difference auec les deux <text:line-break/>autres susdites, quand à la grauité d’vne<text:line-break/>part, &amp; opulence d’autre. Pourquoy te mõĜ<text:line-break/>strer euidemment vn seul Cesar sans plus, <text:line-break/>pour grauité, vn seul Ciceron pour opulenĜ<text:line-break/>ce, te feront en ceste part assez bon tesmoiĜ<text:line-break/>gnage de verité &amp; encor s’il est mestier de<text:line-break/>te prouuer festiuité plaisir ou delectation<text:line-break/>tant en mots bien couchez comme sentenĜ<text:line-break/>ces ioyeyses &amp; propres en commun langaĜ<text:line-break/>ge, vn seul Terence racontant à vn AristoÑ<text:line-break/>phanes, montre apertemẽt quelle felicité<text:line-break/>a eu l’aage à nous precedẽt, &amp; à bien dire,<text:line-break/>&amp; à bien ioyeusement exprimer le naturel<text:line-break/>des choses. Me doy ie taire en cest endroit<text:line-break/>du langage Italien, germain &amp; proche paÑ<text:line-break/>rent, extraict de droicte ligne &amp; de l’anciẽ<text:line-break/>Romain : dusquel non seulement retient enĜ<text:line-break/>cores les paroles ẽtieres, mais aussi les proĜ<text:line-break/>pres sentences, &amp; manieres de dire biẽ eÑ<text:line-break/></text:span><text:soft-page-break/><text:span text:style-name="T10">legantes, N’est ce donc bien la raison que<text:line-break/>comme yssu de si noble lieu, soit de nous<text:line-break/>aucunement prisé &amp; extolé ? Ce mesmemẽt<text:line-break/>consideré que le nostre en depend pour la<text:line-break/></text:span><text:span text:style-name="_3c_pb_3e_"><text:span text:style-name="T12">[f. A2v]<text:line-break/></text:span></text:span><text:span text:style-name="T10">plus grande partie, come verras facileÑ<text:line-break/>ment par ce petit liuret, auquel sont conteĜ<text:line-break/>nus beaucoup de propos les plus vulgaires<text:line-break/>(&amp; toutesfois assez singuliers) de l’vne &amp; <text:line-break/>l’autre lãgue par lesquels cognoistras vne <text:line-break/>grande affinité entre icelles. Et si encore te <text:line-break/>reste quel</text:span><text:span text:style-name="T13">q̃</text:span><text:span text:style-name="T10"> souuenance ou memoire de la <text:line-break/>Grecque, &amp; Romaine, verras par experienĜ<text:line-break/>ce, vne dependence merueilleuse des trois<text:line-break/>lãgues ensẽble. Vray est que quelques proĜ<text:line-break/>pos icy mis, pourrot à d’aucuns sembler<text:line-break/>moins graues, les autres trop peu sallez, ou<text:line-break/>espicez, mais à telles aureilles n’auons du<text:line-break/>tout deliberé sonner chansons, ne a tels paĜ<text:line-break/>lais faire saulses. Face dõc chacun de vous<text:line-break/>lecteurs, ainsi que les mousches es iardins,<text:line-break/>&amp; prenne familieremẽt ce que propre luy</text:span></text:p>
      <text:p text:style-name="P6"><text:span text:style-name="cum_5f_de_5f_lampe"><text:span text:style-name="T17">semblera : par ce moyen en goustant de<text:line-break/>l’un &amp; de l’autre, &amp; en vsant de touÑ<text:line-break/>tes saueurs, tout sera facilement<text:line-break/>trouué bon, &amp; n’y aura<text:line-break/>celuy qui ne s’en<text:line-break/>voyse conÑ<text:line-break/>tent.</text:span></text:span><text:span text:style-name="cum_5f_de_5f_lampe"><text:span text:style-name="T14"><text:line-break/>★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cfe7f5"/>
      <style:paragraph-properties fo:margin-top="0.423cm" fo:margin-bottom="0.212cm" loext:contextual-spacing="false" fo:text-align="center" style:justify-single-word="false" fo:background-color="transparent"/>
      <style:text-properties fo:color="#330099" style:font-name="Goudy Old Style" fo:font-family="'Goudy Old Style'" style:font-pitch="variable" fo:font-size="115%" fo:font-weight="bold" style:font-size-asian="130%" style:font-weight-asian="bold" style:font-size-complex="130%" style:font-weight-complex="normal"/>
    </style:style>
    <style:style style:name="_3c_term_3e_" style:display-name="&lt;term&gt;" style:family="paragraph" style:parent-style-name="Standard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_3c_p_3e_" style:display-name="&lt;p&gt;" style:family="paragraph" style:parent-style-name="Normal">
      <style:paragraph-properties fo:hyphenation-ladder-count="no-limit" style:border-line-width-left="0.004cm 0.004cm 0.004cm" fo:padding-left="0.199cm" fo:padding-right="0.199cm" fo:padding-top="0.101cm" fo:padding-bottom="0.101cm" fo:border-left="0.31pt double #2a6099" fo:border-right="none" fo:border-top="none" fo:border-bottom="none"/>
      <style:text-properties style:font-name="Times New Roman" fo:font-family="'Times New Roman'" style:font-family-generic="roman" style:font-pitch="variable" fo:hyphenate="false" fo:hyphenation-remain-char-count="2" fo:hyphenation-push-char-count="2"/>
    </style:style>
    <style:style style:name="_3c_figure_3e_" style:display-name="&lt;figure&gt;" style:family="paragraph" style:parent-style-name="Normal">
      <style:paragraph-properties fo:margin-top="0cm" fo:margin-bottom="0cm" loext:contextual-spacing="false" fo:line-height="100%" fo:text-align="center" style:justify-single-word="false" fo:hyphenation-ladder-count="no-limit" style:border-line-width-left="0.026cm 0.026cm 0.002cm" fo:padding="0.101cm" fo:border-left="1.56pt double #813709" fo:border-right="none" fo:border-top="none" fo:border-bottom="none"/>
      <style:text-properties style:use-window-font-color="true" fo:font-weight="bold" fo:hyphenate="false" fo:hyphenation-remain-char-count="2" fo:hyphenation-push-char-count="2"/>
    </style:style>
    <style:style style:name="front_5f_main" style:display-name="front_main" style:family="paragraph" style:parent-style-name="Text_20_body">
      <loext:graphic-properties draw:fill="none" draw:fill-color="#9999ff"/>
      <style:paragraph-properties fo:text-align="center" style:justify-single-word="false" fo:hyphenation-ladder-count="no-limit" fo:background-color="transparent" fo:padding="0cm" fo:border="none"/>
      <style:text-properties style:use-window-font-color="true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front_5f_sub" style:display-name="front_sub" style:family="paragraph" style:parent-style-name="front_5f_main">
      <loext:graphic-properties draw:fill="none" draw:fill-color="#ffff99"/>
      <style:paragraph-properties fo:hyphenation-ladder-count="no-limit" fo:background-color="transparent" fo:padding="0cm" fo:border="none"/>
      <style:text-properties style:use-window-font-color="true" fo:font-style="italic" fo:background-color="transparent" style:font-style-asian="italic" style:font-style-complex="italic" fo:hyphenate="false" fo:hyphenation-remain-char-count="2" fo:hyphenation-push-char-count="2"/>
    </style:style>
    <style:style style:name="front_5f_epigraph" style:display-name="front_epigraph" style:family="paragraph" style:parent-style-name="_3c_p_3e_">
      <style:paragraph-properties fo:text-align="center" style:justify-single-word="false"/>
    </style:style>
    <style:style style:name="front_5f_docImprint" style:display-name="front_docImprint" style:family="paragraph" style:parent-style-name="Text_20_body">
      <style:paragraph-properties fo:text-align="center" style:justify-single-word="false"/>
    </style:style>
    <style:style style:name="titre1" style:family="paragraph" style:parent-style-name="Heading_20_2" style:default-outline-level="" style:list-style-name="">
      <style:paragraph-properties fo:padding="0.049cm" fo:border="none"/>
      <style:text-properties fo:color="#ff0000" fo:font-weight="bold"/>
    </style:style>
    <style:style style:name="Drop_20_Caps" style:display-name="Drop Caps" style:family="text">
      <style:text-properties fo:color="#ffffff" fo:font-size="200%" fo:background-color="#330066" style:font-size-asian="10.5pt"/>
    </style:style>
    <style:style style:name="Police_20_par_20_défaut" style:display-name="Police par défaut" style:family="text"/>
    <style:style style:name="style_5f_uc" style:display-name="style_uc" style:family="text">
      <style:text-properties fo:text-transform="uppercase" fo:background-color="#00a933"/>
    </style:style>
    <style:style style:name="style_5f_sc" style:display-name="style_sc" style:family="text">
      <style:text-properties fo:font-variant="small-caps" fo:background-color="#99ffff"/>
    </style:style>
    <style:style style:name="_3c_pb_3e_" style:display-name="&lt;pb&gt;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style_5f_i" style:display-name="style_i" style:family="text">
      <style:text-properties fo:font-style="italic"/>
    </style:style>
    <style:style style:name="lettrine5" style:family="text">
      <style:text-properties style:use-window-font-color="true" fo:font-weight="bold" fo:background-color="#ffffff"/>
    </style:style>
    <style:style style:name="cum_5f_de_5f_lampe" style:display-name="cum_de_lamp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ne Bineau</meta:initial-creator>
    <meta:creation-date>2019-05-24T10:42:35.19</meta:creation-date>
    <dc:date>2019-06-21T15:58:44.068000000</dc:date>
    <meta:editing-duration>PT1H16M7S</meta:editing-duration>
    <meta:editing-cycles>13</meta:editing-cycles>
    <meta:generator>LibreOffice/6.2.4.2$Windows_X86_64 LibreOffice_project/2412653d852ce75f65fbfa83fb7e7b669a126d64</meta:generator>
    <meta:document-statistic meta:table-count="0" meta:image-count="0" meta:object-count="0" meta:page-count="3" meta:paragraph-count="23" meta:word-count="724" meta:character-count="4242" meta:non-whitespace-character-count="3529"/>
  </office:meta>
</office:document-meta>
</file>